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AEBC50FA7FA872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219cm, 7.36cm, 19.04cm, 6.26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503cm" svg:height="11.6cm" svg:x="0.201cm" svg:y="0.3cm">
          <draw:image xlink:href="Pictures/10000000000005E8000007E0AAEBC50FA7FA872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15:01:04.980142024</dc:date>
    <meta:editing-duration>PT4M25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